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6"><text:span text:style-name="T2"/></text:p>
      <text:p text:style-name="P6"><text:span text:style-name="T2">Fri June 14, 2019 </text:span>5 miles<text:span text:style-name="T2"> <text:s/></text:span></text:p>
      <text:p text:style-name="P6"><text:span text:style-name="T2">I walked and ran 5 miles on the high school track. <text:s/>I walked about 110 yards at the beginning of each ½ mile and averaged 11:57/mile</text:span></text:p>
      <text:p text:style-name="P5"/>
      <text:p text:style-name="P2">In the last week: 25.5 mil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4T22:57:38.31</dc:date>
    <dc:creator>James  Lombardi</dc:creator>
    <meta:editing-duration>PT2H34M8S</meta:editing-duration>
    <meta:editing-cycles>15</meta:editing-cycles>
    <meta:generator>OpenOffice/4.1.2$Win32 OpenOffice.org_project/412m3$Build-9782</meta:generator>
    <meta:document-statistic meta:table-count="0" meta:image-count="0" meta:object-count="0" meta:page-count="6" meta:paragraph-count="148" meta:word-count="1754" meta:character-count="8661"/>
  </office:meta>
</office:document-meta>
</file>